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7" style:family="table">
      <style:table-properties style:width="2.8111in" table:align="left"/>
    </style:style>
    <style:style style:name="Таблиця27.A" style:family="table-column">
      <style:table-column-properties style:column-width="0.7028in"/>
    </style:style>
    <style:style style:name="Таблиця2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7.D1" style:family="table-cell">
      <style:table-cell-properties fo:padding="0.0382in" fo:border="0.5pt solid #000000" style:writing-mode="page"/>
    </style:style>
    <style:style style:name="Таблиця2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7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8" style:family="table">
      <style:table-properties style:width="2.8111in" table:align="left"/>
    </style:style>
    <style:style style:name="Таблиця28.A" style:family="table-column">
      <style:table-column-properties style:column-width="0.7028in"/>
    </style:style>
    <style:style style:name="Таблиця2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8.D1" style:family="table-cell">
      <style:table-cell-properties fo:padding="0.0382in" fo:border="0.5pt solid #000000" style:writing-mode="page"/>
    </style:style>
    <style:style style:name="Таблиця2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8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9" style:family="table">
      <style:table-properties style:width="6.6931in" table:align="margins"/>
    </style:style>
    <style:style style:name="Таблиця9.A" style:family="table-column">
      <style:table-column-properties style:column-width="0.6694in" style:rel-column-width="6553*"/>
    </style:style>
    <style:style style:name="Таблиця9.J" style:family="table-column">
      <style:table-column-properties style:column-width="0.6694in" style:rel-column-width="6558*"/>
    </style:style>
    <style:style style:name="Таблиця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9.J1" style:family="table-cell">
      <style:table-cell-properties fo:padding="0.0382in" fo:border="0.5pt solid #000000" style:writing-mode="page"/>
    </style:style>
    <style:style style:name="Таблиця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9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2" style:family="table">
      <style:table-properties style:width="5.3125in" table:align="left"/>
    </style:style>
    <style:style style:name="Таблиця12.A" style:family="table-column">
      <style:table-column-properties style:column-width="0.6688in"/>
    </style:style>
    <style:style style:name="Таблиця12.B" style:family="table-column">
      <style:table-column-properties style:column-width="0.6694in"/>
    </style:style>
    <style:style style:name="Таблиця12.H" style:family="table-column">
      <style:table-column-properties style:column-width="0.6278in"/>
    </style:style>
    <style:style style:name="Таблиця1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2.H1" style:family="table-cell">
      <style:table-cell-properties fo:padding="0.0382in" fo:border="0.5pt solid #000000" style:writing-mode="page"/>
    </style:style>
    <style:style style:name="Таблиця1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2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00b157"/>
    </style:style>
    <style:style style:name="P2" style:family="paragraph" style:parent-style-name="Standard">
      <style:text-properties officeooo:rsid="000b11cd" officeooo:paragraph-rsid="0000b157"/>
    </style:style>
    <style:style style:name="P3" style:family="paragraph" style:parent-style-name="Standard">
      <style:text-properties officeooo:rsid="000b11cd" officeooo:paragraph-rsid="00177af5"/>
    </style:style>
    <style:style style:name="P4" style:family="paragraph" style:parent-style-name="Standard">
      <style:paragraph-properties fo:text-align="justify" style:justify-single-word="false"/>
      <style:text-properties officeooo:paragraph-rsid="000c069e"/>
    </style:style>
    <style:style style:name="P5" style:family="paragraph" style:parent-style-name="Standard">
      <style:paragraph-properties fo:text-align="center" style:justify-single-word="false"/>
      <style:text-properties style:font-name="Times New Roman1" officeooo:rsid="000b11cd" officeooo:paragraph-rsid="0000b157"/>
    </style:style>
    <style:style style:name="P6" style:family="paragraph" style:parent-style-name="Standard">
      <style:text-properties style:font-name="Times New Roman1" officeooo:rsid="000b11cd" officeooo:paragraph-rsid="0000b157"/>
    </style:style>
    <style:style style:name="P7" style:family="paragraph" style:parent-style-name="Standard">
      <style:paragraph-properties fo:text-align="justify" style:justify-single-word="false"/>
      <style:text-properties style:font-name="Times New Roman1" officeooo:paragraph-rsid="000c069e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officeooo:paragraph-rsid="000c069e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officeooo:paragraph-rsid="00100871" style:font-size-asian="12pt" style:font-size-complex="12pt"/>
    </style:style>
    <style:style style:name="P10" style:family="paragraph" style:parent-style-name="Standard">
      <style:text-properties officeooo:paragraph-rsid="00100871"/>
    </style:style>
    <style:style style:name="P11" style:family="paragraph" style:parent-style-name="Standard">
      <style:text-properties officeooo:paragraph-rsid="00177af5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38737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5193a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943a9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b1a62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c069e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c6a93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fc494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00871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0fed1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a349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5816b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0c069e" style:font-size-asian="12pt" style:font-name-complex="Times New Roman1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0c069e" style:font-size-asian="12pt" style:font-name-complex="Times New Roman1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3a349" style:font-size-asian="12pt" style:font-name-complex="Times New Roman1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00871" style:font-size-asian="12pt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0c069e" style:font-size-asian="12pt" style:font-name-complex="Times New Roman1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0f7c5a" style:font-size-asian="12pt" style:font-name-complex="Times New Roman1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0fed1" style:font-size-asian="12pt" style:font-name-complex="Times New Roman1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0c6a93" style:font-size-asian="12pt" style:font-name-complex="Times New Roman1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3a349" style:font-size-asian="12pt" style:font-name-complex="Times New Roman1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5816b" style:font-size-asian="12pt" style:font-name-complex="Times New Roman1" style:font-size-complex="12pt"/>
    </style:style>
    <style:style style:name="P33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15816b" style:font-name-asian="Times New Roman1" style:font-size-asian="12pt" style:font-name-complex="Times New Roman1" style:font-size-complex="12pt"/>
    </style:style>
    <style:style style:name="P34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177af5" style:font-name-asian="Times New Roman1" style:font-size-asian="12pt" style:font-name-complex="Times New Roman1" style:font-size-complex="12pt"/>
    </style:style>
    <style:style style:name="P3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00b157"/>
    </style:style>
    <style:style style:name="P3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0943a9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paragraph-rsid="00100871" style:font-size-asian="12pt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77af5" style:font-size-asian="12pt" style:font-name-complex="Times New Roman1" style:font-size-complex="12pt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00b157" style:font-size-asian="12pt" style:font-name-complex="Times New Roman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officeooo:rsid="001b07ba" officeooo:paragraph-rsid="0000b157" style:font-size-asian="12pt" style:font-name-complex="Times New Roman1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officeooo:rsid="00016323" officeooo:paragraph-rsid="00016323" style:font-size-asian="12pt" style:font-name-complex="Times New Roman1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2pt" officeooo:paragraph-rsid="0000b157" style:font-name-asian="Noto Sans CJK SC Regular" style:font-size-asian="12pt" style:font-name-complex="Times New Roman1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2pt" officeooo:rsid="001ace56" officeooo:paragraph-rsid="0015816b" style:font-name-asian="Times New Roman1" style:font-size-asian="12pt" style:font-name-complex="Times New Roman1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2pt" officeooo:rsid="001fcb97" officeooo:paragraph-rsid="00177af5" style:font-name-asian="Times New Roman1" style:font-size-asian="12pt" style:font-name-complex="Times New Roman1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2pt" officeooo:rsid="00206c90" officeooo:paragraph-rsid="00177af5" style:font-name-asian="Times New Roman1" style:font-size-asian="12pt" style:font-name-complex="Times New Roman1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officeooo:paragraph-rsid="0000b157"/>
    </style:style>
    <style:style style:name="P4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85c00"/>
    </style:style>
    <style:style style:name="P4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185c00" style:font-size-asian="12pt" style:font-name-complex="Times New Roman1" style:font-size-complex="12pt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 style:font-style-complex="normal"/>
    </style:style>
    <style:style style:name="T22" style:family="text">
      <style:text-properties style:text-position="0% 100%" style:font-name="Times New Roman1" fo:font-size="12pt" fo:letter-spacing="normal" fo:font-style="normal" officeooo:rsid="00388017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1017ef" style:font-name-asian="Symbol" style:font-size-asian="12pt" style:font-style-asian="normal" style:font-name-complex="Times New Roman1" style:font-size-complex="12pt"/>
    </style:style>
    <style:style style:name="T29" style:family="text">
      <style:text-properties style:text-position="0% 100%" style:font-name="Times New Roman1" fo:font-size="12pt" fo:letter-spacing="normal" fo:font-style="normal" officeooo:rsid="0017ecd3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27f0bb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0b1a62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1e7f6e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0c6a93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0d2def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493772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2" style:family="text">
      <style:text-properties style:text-position="0% 100%" style:font-name="Times New Roman1" fo:font-size="12pt" fo:letter-spacing="normal" fo:font-style="normal" officeooo:rsid="0013a349" style:font-name-asian="Symbol" style:font-size-asian="12pt" style:font-style-asian="normal" style:font-name-complex="Times New Roman1" style:font-size-complex="12pt"/>
    </style:style>
    <style:style style:name="T43" style:family="text">
      <style:text-properties style:text-position="0% 100%" style:font-name="Times New Roman1" fo:font-size="12pt" fo:letter-spacing="normal" fo:font-style="normal" officeooo:rsid="00185c00" style:font-name-asian="Symbol" style:font-size-asian="12pt" style:font-style-asian="normal" style:font-name-complex="Times New Roman1" style:font-size-complex="12pt"/>
    </style:style>
    <style:style style:name="T44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45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46" style:family="text">
      <style:text-properties style:text-position="0% 100%" style:font-name="Times New Roman1" fo:font-size="12pt" fo:letter-spacing="normal" fo:font-style="normal" officeooo:rsid="001e7f6e" style:font-size-asian="12pt" style:font-style-asian="normal" style:font-name-complex="Times New Roman1" style:font-size-complex="12pt" style:font-style-complex="normal"/>
    </style:style>
    <style:style style:name="T47" style:family="text">
      <style:text-properties style:text-position="0% 100%" style:font-name="Times New Roman1" fo:font-size="12pt" fo:letter-spacing="normal" fo:font-style="normal" officeooo:rsid="000c069e" style:font-size-asian="12pt" style:font-style-asian="normal" style:font-name-complex="Times New Roman1" style:font-size-complex="12pt" style:font-style-complex="normal"/>
    </style:style>
    <style:style style:name="T48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49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0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1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52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53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54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55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56" style:family="text">
      <style:text-properties style:text-position="0% 100%" style:font-name="Times New Roman1" fo:font-size="12pt" fo:letter-spacing="normal" officeooo:rsid="001e7f6e" style:font-size-asian="12pt" style:font-name-complex="Times New Roman1" style:font-size-complex="12pt"/>
    </style:style>
    <style:style style:name="T57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59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fo:language="uk" fo:country="UA" fo:font-style="normal" officeooo:rsid="0035e9c0" style:font-name-asian="Symbol" style:font-size-asian="12pt" style:font-style-asian="normal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normal" officeooo:rsid="0024fc00" style:font-name-asian="Symbol" style:font-size-asian="12pt" style:font-style-asian="normal" style:font-name-complex="Times New Roman1" style:font-size-complex="12pt"/>
    </style:style>
    <style:style style:name="T63" style:family="text">
      <style:text-properties style:text-position="0% 100%" style:font-name="Times New Roman1" fo:font-size="12pt" fo:letter-spacing="normal" fo:language="uk" fo:country="UA" fo:font-style="normal" officeooo:rsid="0013a349" style:font-name-asian="Symbol" style:font-size-asian="12pt" style:font-style-asian="normal" style:font-name-complex="Times New Roman1" style:font-size-complex="12pt"/>
    </style:style>
    <style:style style:name="T64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1" style:font-size-complex="12pt"/>
    </style:style>
    <style:style style:name="T65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66" style:family="text">
      <style:text-properties style:text-position="0% 100%" fo:font-size="12pt" style:font-size-asian="12pt" style:font-name-complex="Times New Roman1" style:font-size-complex="12pt"/>
    </style:style>
    <style:style style:name="T67" style:family="text">
      <style:text-properties style:text-position="0% 100%" fo:font-size="12pt" officeooo:rsid="00016323" style:font-size-asian="12pt" style:font-name-complex="Times New Roman1" style:font-size-complex="12pt"/>
    </style:style>
    <style:style style:name="T68" style:family="text">
      <style:text-properties style:text-position="0% 100%" style:font-name="Times New Roman" fo:font-size="12pt" fo:letter-spacing="normal" fo:font-style="normal" officeooo:rsid="0006e56d" style:font-name-asian="Times New Roman" style:font-size-asian="12pt" style:font-style-asian="normal" style:font-name-complex="Times New Roman" style:font-size-complex="12pt"/>
    </style:style>
    <style:style style:name="T69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70" style:family="text">
      <style:text-properties style:text-position="0% 100%" style:font-name="Times New Roman" fo:font-size="12pt" fo:letter-spacing="normal" fo:language="uk" fo:country="UA" fo:font-style="normal" officeooo:rsid="0021afde" style:font-name-asian="Symbol" style:font-size-asian="12pt" style:font-style-asian="normal" style:font-name-complex="Times New Roman1" style:font-size-complex="12pt"/>
    </style:style>
    <style:style style:name="T71" style:family="text">
      <style:text-properties officeooo:rsid="000c911a"/>
    </style:style>
    <style:style style:name="T72" style:family="text">
      <style:text-properties style:font-name="Times New Roman1"/>
    </style:style>
    <style:style style:name="T73" style:family="text">
      <style:text-properties style:font-name="Times New Roman1" fo:font-size="12pt" style:font-size-asian="12pt" style:font-name-complex="Times New Roman1" style:font-size-complex="12pt"/>
    </style:style>
    <style:style style:name="T74" style:family="text">
      <style:text-properties style:font-name="Times New Roman1" fo:font-size="12pt" style:font-size-asian="12pt" style:font-size-complex="12pt"/>
    </style:style>
    <style:style style:name="T75" style:family="text">
      <style:text-properties style:font-name="Times New Roman1" fo:font-size="12pt" officeooo:rsid="0014f71f" style:font-size-asian="12pt" style:font-size-complex="12pt"/>
    </style:style>
    <style:style style:name="T76" style:family="text">
      <style:text-properties style:font-name="Times New Roman1" fo:font-size="12pt" fo:font-style="italic" style:font-size-asian="12pt" style:font-style-asian="italic" style:font-name-complex="Times New Roman1" style:font-size-complex="12pt" style:font-style-complex="italic"/>
    </style:style>
    <style:style style:name="T77" style:family="text">
      <style:text-properties style:font-name="Times New Roman1" fo:font-size="12pt" fo:letter-spacing="normal" style:font-size-asian="12pt" style:font-name-complex="Times New Roman1" style:font-size-complex="12pt"/>
    </style:style>
    <style:style style:name="T78" style:family="text">
      <style:text-properties style:text-position="sub 58%"/>
    </style:style>
    <style:style style:name="T79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0" style:family="text">
      <style:text-properties style:text-position="sub 58%" style:font-name="Times New Roman1" fo:font-size="12pt" fo:letter-spacing="normal" fo:font-style="normal" officeooo:rsid="00233cd7" style:font-name-asian="Symbol" style:font-size-asian="12pt" style:font-style-asian="normal" style:font-name-complex="Times New Roman1" style:font-size-complex="12pt"/>
    </style:style>
    <style:style style:name="T81" style:family="text">
      <style:text-properties style:text-position="sub 58%" style:font-name="Times New Roman1" fo:font-size="12pt" fo:letter-spacing="normal" fo:font-style="normal" officeooo:rsid="0024ca39" style:font-name-asian="Symbol" style:font-size-asian="12pt" style:font-style-asian="normal" style:font-name-complex="Times New Roman1" style:font-size-complex="12pt"/>
    </style:style>
    <style:style style:name="T82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83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84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85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86" style:family="text">
      <style:text-properties style:text-position="sub 58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87" style:family="text">
      <style:text-properties style:text-position="sub 58%" style:font-name="Times New Roman1" fo:font-size="12pt" fo:letter-spacing="normal" fo:language="uk" fo:country="UA" fo:font-style="normal" officeooo:rsid="001ace56" style:font-name-asian="Symbol" style:font-size-asian="12pt" style:font-style-asian="normal" style:font-name-complex="Times New Roman1" style:font-size-complex="12pt"/>
    </style:style>
    <style:style style:name="T88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89" style:family="text">
      <style:text-properties style:text-position="sub 58%" fo:font-size="12pt" style:font-size-asian="12pt" style:font-name-complex="Times New Roman1" style:font-size-complex="12pt"/>
    </style:style>
    <style:style style:name="T90" style:family="text">
      <style:text-properties style:text-position="sub 58%" fo:font-size="12pt" officeooo:rsid="0019391b" style:font-size-asian="12pt" style:font-name-complex="Times New Roman1" style:font-size-complex="12pt"/>
    </style:style>
    <style:style style:name="T91" style:family="text">
      <style:text-properties style:text-position="sub 58%" fo:font-size="12pt" officeooo:rsid="00016323" style:font-size-asian="12pt" style:font-name-complex="Times New Roman1" style:font-size-complex="12pt"/>
    </style:style>
    <style:style style:name="T92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93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94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95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6" style:family="text">
      <style:text-properties style:text-position="super 58%" style:font-name="Times New Roman1" fo:font-size="12pt" style:font-size-asian="12pt" style:font-name-complex="Times New Roman1" style:font-size-complex="12pt"/>
    </style:style>
    <style:style style:name="T97" style:family="text">
      <style:text-properties style:text-position="super 58%" fo:font-size="12pt" style:font-size-asian="12pt" style:font-name-complex="Times New Roman1" style:font-size-complex="12pt"/>
    </style:style>
    <style:style style:name="T98" style:family="text">
      <style:text-properties officeooo:rsid="000f3f0e"/>
    </style:style>
    <style:style style:name="T99" style:family="text">
      <style:text-properties fo:font-size="12pt" style:font-size-asian="12pt" style:font-name-complex="Times New Roman1" style:font-size-complex="12pt"/>
    </style:style>
    <style:style style:name="T100" style:family="text">
      <style:text-properties fo:font-size="12pt" officeooo:rsid="0028aedd" style:font-size-asian="12pt" style:font-name-complex="Times New Roman1" style:font-size-complex="12pt"/>
    </style:style>
    <style:style style:name="T101" style:family="text">
      <style:text-properties fo:language="uk" fo:country="UA" officeooo:rsid="001823a6"/>
    </style:style>
    <style:style style:name="T102" style:family="text">
      <style:text-properties fo:language="uk" fo:country="UA" fo:font-style="italic" officeooo:rsid="001823a6" style:font-style-asian="italic" style:font-style-complex="italic"/>
    </style:style>
    <style:style style:name="T103" style:family="text">
      <style:text-properties fo:language="uk" fo:country="UA" officeooo:rsid="002bdf2f"/>
    </style:style>
    <style:style style:name="T104" style:family="text">
      <style:text-properties fo:language="uk" fo:country="UA" officeooo:rsid="0028aedd"/>
    </style:style>
    <style:style style:name="T105" style:family="text">
      <style:text-properties officeooo:rsid="0028aedd"/>
    </style:style>
    <style:style style:name="T106" style:family="text">
      <style:text-properties officeooo:rsid="000e83a9"/>
    </style:style>
    <style:style style:name="T107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108" style:family="text">
      <style:text-properties officeooo:rsid="0014f71f"/>
    </style:style>
    <style:style style:name="T109" style:family="text">
      <style:text-properties officeooo:rsid="0013a3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аріант №<text:span text:style-name="T106">225</text:span></text:p>
      <text:p text:style-name="P14"><text:span text:style-name="Основной_20_текст4"><text:span text:style-name="T13">Застереження. </text:span></text:span></text:p>
      <text:p text:style-name="P14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43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36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20">.</text:span></text:span></text:p>
      <text:p text:style-name="P36"><text:span text:style-name="Основной_20_текст4"><text:span text:style-name="T4"/></text:span></text:p>
      <text:p text:style-name="P2"><text:span text:style-name="T72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9"/>
          </table:table-cell>
          <table:table-cell table:style-name="Таблиця3.A1" office:value-type="string">
            <text:p text:style-name="P40">2</text:p>
          </table:table-cell>
          <table:table-cell table:style-name="Таблиця3.A1" office:value-type="string">
            <text:p text:style-name="P41">1</text:p>
          </table:table-cell>
          <table:table-cell table:style-name="Таблиця3.A1" office:value-type="string">
            <text:p text:style-name="P40">1</text:p>
          </table:table-cell>
          <table:table-cell table:style-name="Таблиця3.E1" office:value-type="string">
            <text:p text:style-name="P41">2</text:p>
          </table:table-cell>
        </table:table-row>
        <table:table-row table:style-name="Таблиця3.1">
          <table:table-cell table:style-name="Таблиця3.A2" office:value-type="string">
            <text:p text:style-name="P42"><text:span text:style-name="T71">δ</text:span>/<text:span text:style-name="T98">μ</text:span></text:p>
          </table:table-cell>
          <table:table-cell table:style-name="Таблиця3.A2" office:value-type="string">
            <text:p text:style-name="P46"><text:span text:style-name="T99">a</text:span><text:span text:style-name="T89">1</text:span></text:p>
          </table:table-cell>
          <table:table-cell table:style-name="Таблиця3.A2" office:value-type="string">
            <text:p text:style-name="P46"><text:span text:style-name="T99">a</text:span><text:span text:style-name="T89">2</text:span></text:p>
          </table:table-cell>
          <table:table-cell table:style-name="Таблиця3.A2" office:value-type="string">
            <text:p text:style-name="P46"><text:span text:style-name="T99">a</text:span><text:span text:style-name="T89">3</text:span></text:p>
          </table:table-cell>
          <table:table-cell table:style-name="Таблиця3.E2" office:value-type="string">
            <text:p text:style-name="P46"><text:span text:style-name="T99">a</text:span><text:span text:style-name="T89">4</text:span></text:p>
          </table:table-cell>
        </table:table-row>
        <table:table-row table:style-name="Таблиця3.1">
          <table:table-cell table:style-name="Таблиця3.A2" office:value-type="string">
            <text:p text:style-name="P46"><text:span text:style-name="T66">x</text:span><text:span text:style-name="T89">1</text:span></text:p>
          </table:table-cell>
          <table:table-cell table:style-name="Таблиця3.A2" office:value-type="string">
            <text:p text:style-name="P46"><text:span text:style-name="T66">a</text:span><text:span text:style-name="T90">1</text:span></text:p>
          </table:table-cell>
          <table:table-cell table:style-name="Таблиця3.A2" office:value-type="string">
            <text:p text:style-name="P46"><text:span text:style-name="T66">a</text:span><text:span text:style-name="T90">4</text:span></text:p>
          </table:table-cell>
          <table:table-cell table:style-name="Таблиця3.A2" office:value-type="string">
            <text:p text:style-name="P46"><text:span text:style-name="T66">a</text:span><text:span text:style-name="T89">4</text:span></text:p>
          </table:table-cell>
          <table:table-cell table:style-name="Таблиця3.E2" office:value-type="string">
            <text:p text:style-name="P46"><text:span text:style-name="T66">a</text:span><text:span text:style-name="T89">3</text:span></text:p>
          </table:table-cell>
        </table:table-row>
        <table:table-row table:style-name="Таблиця3.1">
          <table:table-cell table:style-name="Таблиця3.A2" office:value-type="string">
            <text:p text:style-name="P46"><text:span text:style-name="T66">x</text:span><text:span text:style-name="T89">2</text:span></text:p>
          </table:table-cell>
          <table:table-cell table:style-name="Таблиця3.A2" office:value-type="string">
            <text:p text:style-name="P46"><text:span text:style-name="T66">a</text:span><text:span text:style-name="T91">2</text:span></text:p>
          </table:table-cell>
          <table:table-cell table:style-name="Таблиця3.A2" office:value-type="string">
            <text:p text:style-name="P46"><text:span text:style-name="T66">a</text:span><text:span text:style-name="T90">2</text:span></text:p>
          </table:table-cell>
          <table:table-cell table:style-name="Таблиця3.A2" office:value-type="string">
            <text:p text:style-name="P46"><text:span text:style-name="T66">a</text:span><text:span text:style-name="T89">2</text:span></text:p>
          </table:table-cell>
          <table:table-cell table:style-name="Таблиця3.E2" office:value-type="string">
            <text:p text:style-name="P46"><text:span text:style-name="T66">a</text:span><text:span text:style-name="T89">1</text:span></text:p>
          </table:table-cell>
        </table:table-row>
      </table:table>
      <text:p text:style-name="P6"/>
      <text:p text:style-name="P3"><text:span text:style-name="Основной_20_текст4"><text:span text:style-name="T2">2. </text:span></text:span><text:span text:style-name="Основной_20_текст4"><text:span text:style-name="T58">Побудувати автомат Мура, еквiвалентний заданому автомату Мiлi:</text:span></text:span></text:p>
      <text:p text:style-name="P38"/>
      <table:table table:name="Таблиця27" table:style-name="Таблиця27">
        <table:table-column table:style-name="Таблиця27.A" table:number-columns-repeated="4"/>
        <table:table-row table:style-name="TableLine94281293369920">
          <table:table-cell table:style-name="Таблиця27.A1" office:value-type="string">
            <text:p text:style-name="P34"><text:span text:style-name="Основной_20_текст4"><text:span text:style-name="T58">δ</text:span></text:span></text:p>
          </table:table-cell>
          <table:table-cell table:style-name="Таблиця27.A1" office:value-type="string">
            <text:p text:style-name="P44">1</text:p>
          </table:table-cell>
          <table:table-cell table:style-name="Таблиця27.A1" office:value-type="string">
            <text:p text:style-name="P44">2</text:p>
          </table:table-cell>
          <table:table-cell table:style-name="Таблиця27.D1" office:value-type="string">
            <text:p text:style-name="P44">3</text:p>
          </table:table-cell>
        </table:table-row>
        <table:table-row table:style-name="TableLine94281348165632">
          <table:table-cell table:style-name="Таблиця27.A2" office:value-type="string">
            <text:p text:style-name="P44">х<text:span text:style-name="T78">1</text:span></text:p>
          </table:table-cell>
          <table:table-cell table:style-name="Таблиця27.A2" office:value-type="string">
            <text:p text:style-name="P45">2</text:p>
          </table:table-cell>
          <table:table-cell table:style-name="Таблиця27.A2" office:value-type="string">
            <text:p text:style-name="P45">2</text:p>
          </table:table-cell>
          <table:table-cell table:style-name="Таблиця27.D2" office:value-type="string">
            <text:p text:style-name="P45">1</text:p>
          </table:table-cell>
        </table:table-row>
        <table:table-row table:style-name="TableLine94281277016528">
          <table:table-cell table:style-name="Таблиця27.A2" office:value-type="string">
            <text:p text:style-name="P44">х<text:span text:style-name="T78">2</text:span></text:p>
          </table:table-cell>
          <table:table-cell table:style-name="Таблиця27.A2" office:value-type="string">
            <text:p text:style-name="P45">1</text:p>
          </table:table-cell>
          <table:table-cell table:style-name="Таблиця27.A2" office:value-type="string">
            <text:p text:style-name="P45">3</text:p>
          </table:table-cell>
          <table:table-cell table:style-name="Таблиця27.D2" office:value-type="string">
            <text:p text:style-name="P45">2</text:p>
          </table:table-cell>
        </table:table-row>
      </table:table>
      <text:p text:style-name="P11"/>
      <table:table table:name="Таблиця28" table:style-name="Таблиця28">
        <table:table-column table:style-name="Таблиця28.A" table:number-columns-repeated="4"/>
        <table:table-row table:style-name="TableLine94281278488896">
          <table:table-cell table:style-name="Таблиця28.A1" office:value-type="string">
            <text:p text:style-name="P34"><text:span text:style-name="Основной_20_текст4"><text:span text:style-name="T58">λ</text:span></text:span></text:p>
          </table:table-cell>
          <table:table-cell table:style-name="Таблиця28.A1" office:value-type="string">
            <text:p text:style-name="P44">1</text:p>
          </table:table-cell>
          <table:table-cell table:style-name="Таблиця28.A1" office:value-type="string">
            <text:p text:style-name="P44">2</text:p>
          </table:table-cell>
          <table:table-cell table:style-name="Таблиця28.D1" office:value-type="string">
            <text:p text:style-name="P44">3</text:p>
          </table:table-cell>
        </table:table-row>
        <table:table-row table:style-name="TableLine94281284834336">
          <table:table-cell table:style-name="Таблиця28.A2" office:value-type="string">
            <text:p text:style-name="P44">х<text:span text:style-name="T78">1</text:span></text:p>
          </table:table-cell>
          <table:table-cell table:style-name="Таблиця28.A2" office:value-type="string">
            <text:p text:style-name="P45">2</text:p>
          </table:table-cell>
          <table:table-cell table:style-name="Таблиця28.A2" office:value-type="string">
            <text:p text:style-name="P45">2</text:p>
          </table:table-cell>
          <table:table-cell table:style-name="Таблиця28.D2" office:value-type="string">
            <text:p text:style-name="P45">1</text:p>
          </table:table-cell>
        </table:table-row>
        <table:table-row table:style-name="TableLine94281330669296">
          <table:table-cell table:style-name="Таблиця28.A2" office:value-type="string">
            <text:p text:style-name="P44">х<text:span text:style-name="T78">2</text:span></text:p>
          </table:table-cell>
          <table:table-cell table:style-name="Таблиця28.A2" office:value-type="string">
            <text:p text:style-name="P45">1</text:p>
          </table:table-cell>
          <table:table-cell table:style-name="Таблиця28.A2" office:value-type="string">
            <text:p text:style-name="P45">2</text:p>
          </table:table-cell>
          <table:table-cell table:style-name="Таблиця28.D2" office:value-type="string">
            <text:p text:style-name="P45">2</text:p>
          </table:table-cell>
        </table:table-row>
      </table:table>
      <text:p text:style-name="P3"><text:span text:style-name="Основной_20_текст4"><text:span text:style-name="T59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42"><text:span text:style-name="T71">δ</text:span>/<text:span text:style-name="T71">λ</text:span></text:p>
          </table:table-cell>
          <table:table-cell table:style-name="Таблиця1.A1" office:value-type="string">
            <text:p text:style-name="P46"><text:span text:style-name="T99">a</text:span><text:span text:style-name="T89">1</text:span></text:p>
          </table:table-cell>
          <table:table-cell table:style-name="Таблиця1.A1" office:value-type="string">
            <text:p text:style-name="P46"><text:span text:style-name="T99">a</text:span><text:span text:style-name="T89">2</text:span></text:p>
          </table:table-cell>
          <table:table-cell table:style-name="Таблиця1.A1" office:value-type="string">
            <text:p text:style-name="P46"><text:span text:style-name="T99">a</text:span><text:span text:style-name="T89">3</text:span></text:p>
          </table:table-cell>
          <table:table-cell table:style-name="Таблиця1.A1" office:value-type="string">
            <text:p text:style-name="P46"><text:span text:style-name="T99">a</text:span><text:span text:style-name="T91">4</text:span></text:p>
          </table:table-cell>
          <table:table-cell table:style-name="Таблиця1.A1" office:value-type="string">
            <text:p text:style-name="P46"><text:span text:style-name="T99">a</text:span><text:span text:style-name="T89">5</text:span></text:p>
          </table:table-cell>
          <table:table-cell table:style-name="Таблиця1.A1" office:value-type="string">
            <text:p text:style-name="P46"><text:span text:style-name="T99">a</text:span><text:span text:style-name="T89">6</text:span></text:p>
          </table:table-cell>
          <table:table-cell table:style-name="Таблиця1.H1" office:value-type="string">
            <text:p text:style-name="P46"><text:span text:style-name="T99">a</text:span><text:span text:style-name="T89">7</text:span></text:p>
          </table:table-cell>
        </table:table-row>
        <table:table-row table:style-name="Таблиця1.1">
          <table:table-cell table:style-name="Таблиця1.A2" office:value-type="string">
            <text:p text:style-name="P46"><text:span text:style-name="T66">x</text:span><text:span text:style-name="T89">1</text:span></text:p>
          </table:table-cell>
          <table:table-cell table:style-name="Таблиця1.A2" office:value-type="string">
            <text:p text:style-name="P46"><text:span text:style-name="T66">a</text:span><text:span text:style-name="T91">3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3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6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2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3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4</text:span><text:span text:style-name="T66">/1</text:span></text:p>
          </table:table-cell>
          <table:table-cell table:style-name="Таблиця1.H2" office:value-type="string">
            <text:p text:style-name="P46"><text:span text:style-name="T66">a</text:span><text:span text:style-name="T89">3</text:span><text:span text:style-name="T66">/1</text:span></text:p>
          </table:table-cell>
        </table:table-row>
        <table:table-row table:style-name="Таблиця1.1">
          <table:table-cell table:style-name="Таблиця1.A2" office:value-type="string">
            <text:p text:style-name="P46"><text:span text:style-name="T66">x</text:span><text:span text:style-name="T89">2</text:span></text:p>
          </table:table-cell>
          <table:table-cell table:style-name="Таблиця1.A2" office:value-type="string">
            <text:p text:style-name="P46"><text:span text:style-name="T66">a</text:span><text:span text:style-name="T91">7</text:span><text:span text:style-name="T66">/2</text:span></text:p>
          </table:table-cell>
          <table:table-cell table:style-name="Таблиця1.A2" office:value-type="string">
            <text:p text:style-name="P46"><text:span text:style-name="T66">a</text:span><text:span text:style-name="T89">5</text:span><text:span text:style-name="T66">/2</text:span></text:p>
          </table:table-cell>
          <table:table-cell table:style-name="Таблиця1.A2" office:value-type="string">
            <text:p text:style-name="P46"><text:span text:style-name="T66">a</text:span><text:span text:style-name="T89">3</text:span><text:span text:style-name="T66">/2</text:span></text:p>
          </table:table-cell>
          <table:table-cell table:style-name="Таблиця1.A2" office:value-type="string">
            <text:p text:style-name="P46"><text:span text:style-name="T66">a</text:span><text:span text:style-name="T89">1</text:span><text:span text:style-name="T66">/2</text:span></text:p>
          </table:table-cell>
          <table:table-cell table:style-name="Таблиця1.A2" office:value-type="string">
            <text:p text:style-name="P46"><text:span text:style-name="T66">a</text:span><text:span text:style-name="T89">4</text:span><text:span text:style-name="T66">/2</text:span></text:p>
          </table:table-cell>
          <table:table-cell table:style-name="Таблиця1.A2" office:value-type="string">
            <text:p text:style-name="P46"><text:span text:style-name="T66">a</text:span><text:span text:style-name="T89">6</text:span><text:span text:style-name="T66">/2</text:span></text:p>
          </table:table-cell>
          <table:table-cell table:style-name="Таблиця1.H2" office:value-type="string">
            <text:p text:style-name="P46"><text:span text:style-name="T66">a</text:span><text:span text:style-name="T89">2</text:span><text:span text:style-name="T66">/2</text:span></text:p>
          </table:table-cell>
        </table:table-row>
        <table:table-row table:style-name="Таблиця1.1">
          <table:table-cell table:style-name="Таблиця1.A2" office:value-type="string">
            <text:p text:style-name="P46"><text:span text:style-name="T66">x</text:span><text:span text:style-name="T89">3</text:span></text:p>
          </table:table-cell>
          <table:table-cell table:style-name="Таблиця1.A2" office:value-type="string">
            <text:p text:style-name="P46"><text:span text:style-name="T66">a</text:span><text:span text:style-name="T91">2</text:span><text:span text:style-name="T66">/</text:span><text:span text:style-name="T67">1</text:span></text:p>
          </table:table-cell>
          <table:table-cell table:style-name="Таблиця1.A2" office:value-type="string">
            <text:p text:style-name="P46"><text:span text:style-name="T66">a</text:span><text:span text:style-name="T89">4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3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7</text:span><text:span text:style-name="T66">/2</text:span></text:p>
          </table:table-cell>
          <table:table-cell table:style-name="Таблиця1.A2" office:value-type="string">
            <text:p text:style-name="P46"><text:span text:style-name="T66">a</text:span><text:span text:style-name="T89">5</text:span><text:span text:style-name="T66">/1</text:span></text:p>
          </table:table-cell>
          <table:table-cell table:style-name="Таблиця1.A2" office:value-type="string">
            <text:p text:style-name="P46"><text:span text:style-name="T66">a</text:span><text:span text:style-name="T89">5</text:span><text:span text:style-name="T66">/2</text:span></text:p>
          </table:table-cell>
          <table:table-cell table:style-name="Таблиця1.H2" office:value-type="string">
            <text:p text:style-name="P46"><text:span text:style-name="T66">a</text:span><text:span text:style-name="T89">4</text:span><text:span text:style-name="T66">/1</text:span></text:p>
          </table:table-cell>
        </table:table-row>
      </table:table>
      <text:p text:style-name="P35"/>
      <text:p text:style-name="P22"><text:span text:style-name="Основной_20_текст4"><text:span text:style-name="T3">4. </text:span></text:span><text:span text:style-name="Основной_20_текст4"><text:span text:style-name="T65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85">1</text:span></text:span><text:span text:style-name="Основной_20_текст4"><text:span text:style-name="T65"> i A</text:span></text:span><text:span text:style-name="Основной_20_текст4"><text:span text:style-name="T85">2</text:span></text:span><text:span text:style-name="Основной_20_текст4"><text:span text:style-name="T65">.</text:span></text:span></text:p>
      <text:p text:style-name="P32"><text:span text:style-name="Основной_20_текст4"><text:span text:style-name="T64"/></text:span></text:p>
      <text:p text:style-name="P32"><text:span text:style-name="Основной_20_текст4"><text:span text:style-name="T58"><text:s/>A</text:span></text:span><text:span text:style-name="Основной_20_текст4"><text:span text:style-name="T86">1</text:span></text:span><text:span text:style-name="Основной_20_текст4"><text:span text:style-name="T58">:</text:span></text:span></text:p>
      <text:p text:style-name="P32"><text:span text:style-name="Основной_20_текст4"><text:span text:style-name="T58"/></text:span></text:p>
      <table:table table:name="Таблиця9" table:style-name="Таблиця9">
        <table:table-column table:style-name="Таблиця9.A" table:number-columns-repeated="9"/>
        <table:table-column table:style-name="Таблиця9.J"/>
        <table:table-row table:style-name="TableLine94281285720208">
          <table:table-cell table:style-name="Таблиця9.A1" office:value-type="string">
            <text:p text:style-name="P33"><text:span text:style-name="Основной_20_текст4"><text:span text:style-name="T58">δ</text:span></text:span><text:span text:style-name="Основной_20_текст4"><text:span text:style-name="T86">1</text:span></text:span><text:span text:style-name="Основной_20_текст4"><text:span text:style-name="T58">/λ</text:span></text:span><text:span text:style-name="Основной_20_текст4"><text:span text:style-name="T86">1</text:span></text:span></text:p>
          </table:table-cell>
          <table:table-cell table:style-name="Таблиця9.A1" office:value-type="string">
            <text:p text:style-name="P43">1</text:p>
          </table:table-cell>
          <table:table-cell table:style-name="Таблиця9.A1" office:value-type="string">
            <text:p text:style-name="P43">2</text:p>
          </table:table-cell>
          <table:table-cell table:style-name="Таблиця9.A1" office:value-type="string">
            <text:p text:style-name="P43">3</text:p>
          </table:table-cell>
          <table:table-cell table:style-name="Таблиця9.A1" office:value-type="string">
            <text:p text:style-name="P43">4</text:p>
          </table:table-cell>
          <table:table-cell table:style-name="Таблиця9.A1" office:value-type="string">
            <text:p text:style-name="P43">5</text:p>
          </table:table-cell>
          <table:table-cell table:style-name="Таблиця9.A1" office:value-type="string">
            <text:p text:style-name="P43">6</text:p>
          </table:table-cell>
          <table:table-cell table:style-name="Таблиця9.A1" office:value-type="string">
            <text:p text:style-name="P43">7</text:p>
          </table:table-cell>
          <table:table-cell table:style-name="Таблиця9.A1" office:value-type="string">
            <text:p text:style-name="P43">8</text:p>
          </table:table-cell>
          <table:table-cell table:style-name="Таблиця9.J1" office:value-type="string">
            <text:p text:style-name="P43">9</text:p>
          </table:table-cell>
        </table:table-row>
        <text:soft-page-break/>
        <table:table-row table:style-name="TableLine94281301184288">
          <table:table-cell table:style-name="Таблиця9.A2" office:value-type="string">
            <text:p text:style-name="P43">х<text:span text:style-name="T78">1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3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7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8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2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9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3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2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3/2</text:span></text:span></text:p>
          </table:table-cell>
          <table:table-cell table:style-name="Таблиця9.J2" office:value-type="string">
            <text:p text:style-name="P33"><text:span text:style-name="Основной_20_текст4"><text:span text:style-name="T58">7/1</text:span></text:span></text:p>
          </table:table-cell>
        </table:table-row>
        <table:table-row table:style-name="TableLine94281335903296">
          <table:table-cell table:style-name="Таблиця9.A2" office:value-type="string">
            <text:p text:style-name="P43">х<text:span text:style-name="T78">2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4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8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8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1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5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1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7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8/1</text:span></text:span></text:p>
          </table:table-cell>
          <table:table-cell table:style-name="Таблиця9.J2" office:value-type="string">
            <text:p text:style-name="P33"><text:span text:style-name="Основной_20_текст4"><text:span text:style-name="T58">7/2</text:span></text:span></text:p>
          </table:table-cell>
        </table:table-row>
        <table:table-row table:style-name="TableLine94281291930848">
          <table:table-cell table:style-name="Таблиця9.A2" office:value-type="string">
            <text:p text:style-name="P43">х<text:span text:style-name="T78">3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9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1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6/2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3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9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2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4/1</text:span></text:span></text:p>
          </table:table-cell>
          <table:table-cell table:style-name="Таблиця9.A2" office:value-type="string">
            <text:p text:style-name="P33"><text:span text:style-name="Основной_20_текст4"><text:span text:style-name="T58">1/1</text:span></text:span></text:p>
          </table:table-cell>
          <table:table-cell table:style-name="Таблиця9.J2" office:value-type="string">
            <text:p text:style-name="P33"><text:span text:style-name="Основной_20_текст4"><text:span text:style-name="T58">6/2</text:span></text:span></text:p>
          </table:table-cell>
        </table:table-row>
      </table:table>
      <text:p text:style-name="P32"><text:span text:style-name="Основной_20_текст4"><text:span text:style-name="T58"/></text:span></text:p>
      <text:p text:style-name="P32"><text:span text:style-name="Основной_20_текст4"><text:span text:style-name="T58">A</text:span></text:span><text:span text:style-name="Основной_20_текст4"><text:span text:style-name="T86">2</text:span></text:span><text:span text:style-name="Основной_20_текст4"><text:span text:style-name="T58">:</text:span></text:span></text:p>
      <text:p text:style-name="P32"><text:span text:style-name="Основной_20_текст4"><text:span text:style-name="T58"/></text:span></text:p>
      <table:table table:name="Таблиця12" table:style-name="Таблиця12">
        <table:table-column table:style-name="Таблиця12.A"/>
        <table:table-column table:style-name="Таблиця12.B" table:number-columns-repeated="4"/>
        <table:table-column table:style-name="Таблиця12.A"/>
        <table:table-column table:style-name="Таблиця12.B"/>
        <table:table-column table:style-name="Таблиця12.H"/>
        <table:table-row table:style-name="TableLine94281353580256">
          <table:table-cell table:style-name="Таблиця12.A1" office:value-type="string">
            <text:p text:style-name="P33"><text:span text:style-name="Основной_20_текст4"><text:span text:style-name="T58">δ</text:span></text:span><text:span text:style-name="Основной_20_текст4"><text:span text:style-name="T87">2</text:span></text:span><text:span text:style-name="Основной_20_текст4"><text:span text:style-name="T58">/λ</text:span></text:span><text:span text:style-name="Основной_20_текст4"><text:span text:style-name="T87">2</text:span></text:span></text:p>
          </table:table-cell>
          <table:table-cell table:style-name="Таблиця12.A1" office:value-type="string">
            <text:p text:style-name="P43">1</text:p>
          </table:table-cell>
          <table:table-cell table:style-name="Таблиця12.A1" office:value-type="string">
            <text:p text:style-name="P43">2</text:p>
          </table:table-cell>
          <table:table-cell table:style-name="Таблиця12.A1" office:value-type="string">
            <text:p text:style-name="P43">3</text:p>
          </table:table-cell>
          <table:table-cell table:style-name="Таблиця12.A1" office:value-type="string">
            <text:p text:style-name="P43">4</text:p>
          </table:table-cell>
          <table:table-cell table:style-name="Таблиця12.A1" office:value-type="string">
            <text:p text:style-name="P43">5</text:p>
          </table:table-cell>
          <table:table-cell table:style-name="Таблиця12.A1" office:value-type="string">
            <text:p text:style-name="P43">6</text:p>
          </table:table-cell>
          <table:table-cell table:style-name="Таблиця12.H1" office:value-type="string">
            <text:p text:style-name="P43">7</text:p>
          </table:table-cell>
        </table:table-row>
        <table:table-row table:style-name="TableLine94281335893856">
          <table:table-cell table:style-name="Таблиця12.A2" office:value-type="string">
            <text:p text:style-name="P43">х<text:span text:style-name="T78">1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7/2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4/2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4/2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1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4/2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4/2</text:span></text:span></text:p>
          </table:table-cell>
          <table:table-cell table:style-name="Таблиця12.H2" office:value-type="string">
            <text:p text:style-name="P33"><text:span text:style-name="Основной_20_текст4"><text:span text:style-name="T58">3/1</text:span></text:span></text:p>
          </table:table-cell>
        </table:table-row>
        <table:table-row table:style-name="TableLine94281276298032">
          <table:table-cell table:style-name="Таблиця12.A2" office:value-type="string">
            <text:p text:style-name="P43">х<text:span text:style-name="T78">2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1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2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6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5/2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<text:s/>6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3/1</text:span></text:span></text:p>
          </table:table-cell>
          <table:table-cell table:style-name="Таблиця12.H2" office:value-type="string">
            <text:p text:style-name="P33"><text:span text:style-name="Основной_20_текст4"><text:span text:style-name="T58">1/2</text:span></text:span></text:p>
          </table:table-cell>
        </table:table-row>
        <table:table-row table:style-name="TableLine94281281062144">
          <table:table-cell table:style-name="Таблиця12.A2" office:value-type="string">
            <text:p text:style-name="P43">х<text:span text:style-name="T78">3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2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7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2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2/2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2/1</text:span></text:span></text:p>
          </table:table-cell>
          <table:table-cell table:style-name="Таблиця12.A2" office:value-type="string">
            <text:p text:style-name="P33"><text:span text:style-name="Основной_20_текст4"><text:span text:style-name="T58">2/1</text:span></text:span></text:p>
          </table:table-cell>
          <table:table-cell table:style-name="Таблиця12.H2" office:value-type="string">
            <text:p text:style-name="P33"><text:span text:style-name="Основной_20_текст4"><text:span text:style-name="T58">2/2</text:span></text:span></text:p>
          </table:table-cell>
        </table:table-row>
      </table:table>
      <text:p text:style-name="P32"><text:span text:style-name="Основной_20_текст4"><text:span text:style-name="T58"/></text:span></text:p>
      <text:p text:style-name="P32"><text:span text:style-name="Основной_20_текст4"><text:span text:style-name="T62">5. </text:span></text:span><text:span text:style-name="Основной_20_текст4"><text:span text:style-name="T58">Довести, що iзоморфнi автомати є невiдрiзнюваними (еквiвалентними) мiж собою.</text:span></text:span></text:p>
      <text:p text:style-name="P22"><text:span text:style-name="Основной_20_текст4"><text:span text:style-name="T59"/></text:span></text:p>
      <text:p text:style-name="P13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93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79">1</text:span></text:span><text:span text:style-name="Основной_20_текст4"><text:span text:style-name="T5">, x</text:span></text:span><text:span text:style-name="Основной_20_текст4"><text:span text:style-name="T79">2</text:span></text:span><text:span text:style-name="Основной_20_текст4"><text:span text:style-name="T5">, x</text:span></text:span><text:span text:style-name="Основной_20_текст4"><text:span text:style-name="T79">3</text:span></text:span><text:span text:style-name="Основной_20_текст4"><text:span text:style-name="T5">, x</text:span></text:span><text:span text:style-name="Основной_20_текст4"><text:span text:style-name="T79">4</text:span></text:span><text:span text:style-name="Основной_20_текст4"><text:span text:style-name="T5">}</text:span></text:span><text:span text:style-name="Основной_20_текст4"><text:span text:style-name="T92">*</text:span></text:span><text:span text:style-name="Основной_20_текст4"><text:span text:style-name="T68">→</text:span></text:span><text:span text:style-name="Основной_20_текст4"><text:span text:style-name="T5">{0, 1}</text:span></text:span><text:span text:style-name="Основной_20_текст4"><text:span text:style-name="T92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0">1</text:span></text:span><text:span text:style-name="Основной_20_текст4"><text:span text:style-name="T5"> – права дужка, x</text:span></text:span><text:span text:style-name="Основной_20_текст4"><text:span text:style-name="T81">2</text:span></text:span><text:span text:style-name="Основной_20_текст4"><text:span text:style-name="T5"> – ліва дужка, x</text:span></text:span><text:span text:style-name="Основной_20_текст4"><text:span text:style-name="T81">3</text:span></text:span><text:span text:style-name="Основной_20_текст4"><text:span text:style-name="T5"> – будь-який символ, крім лівої і правої дужок та кінця виразу, x</text:span></text:span><text:span text:style-name="Основной_20_текст4"><text:span text:style-name="T81">4</text:span></text:span><text:span text:style-name="Основной_20_текст4"><text:span text:style-name="T5"> – символ, що позначає кінець виразу.</text:span></text:span></text:p>
      <text:p text:style-name="P12"><text:span text:style-name="Основной_20_текст4"><text:span text:style-name="T5"/></text:span></text:p>
      <text:p text:style-name="P15"><text:span text:style-name="Основной_20_текст4"><text:span text:style-name="T6">7. </text:span></text:span><text:span text:style-name="Основной_20_текст4"><text:span text:style-name="T26">Написати регулярний вираз, що задає подію </text:span></text:span><text:span text:style-name="Основной_20_текст4"><text:span text:style-name="T27">Р</text:span></text:span><text:span text:style-name="Основной_20_текст4"><text:span text:style-name="T69">∩</text:span></text:span><text:span text:style-name="Основной_20_текст4"><text:span text:style-name="T26">Q в алфавіті Х={0, 1}, де Р – подія, що складається лише з таких слів в алфавіті Х, як</text:span></text:span><text:span text:style-name="Основной_20_текст4"><text:span text:style-name="T28">і</text:span></text:span><text:span text:style-name="Основной_20_текст4"><text:span text:style-name="T26"> </text:span></text:span><text:span text:style-name="Основной_20_текст4"><text:span text:style-name="T29">містять</text:span></text:span><text:span text:style-name="Основной_20_текст4"><text:span text:style-name="T30"> </text:span></text:span><text:span text:style-name="Основной_20_текст4"><text:span text:style-name="T33">парну кількість </text:span></text:span><text:span text:style-name="Основной_20_текст4"><text:span text:style-name="T30">1</text:span></text:span><text:span text:style-name="Основной_20_текст4"><text:span text:style-name="T26">, а Q – </text:span></text:span><text:span text:style-name="Основной_20_текст4"><text:span text:style-name="T31">це множина всіх слів у</text:span></text:span><text:span text:style-name="Основной_20_текст4"><text:span text:style-name="T26"> алфавіті Х, </text:span></text:span><text:span text:style-name="Основной_20_текст4"><text:span text:style-name="T31">які починаються з </text:span></text:span><text:span text:style-name="Основной_20_текст4"><text:span text:style-name="T33">0</text:span></text:span><text:span text:style-name="Основной_20_текст4"><text:span text:style-name="T31">.</text:span></text:span></text:p>
      <text:p text:style-name="P15"><text:span text:style-name="Основной_20_текст4"><text:span text:style-name="T6"/></text:span></text:p>
      <text:p text:style-name="P16"><text:span text:style-name="Основной_20_текст4"><text:span text:style-name="T34">8</text:span></text:span><text:span text:style-name="Основной_20_текст4"><text:span text:style-name="T27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3">1</text:span></text:span><text:span text:style-name="Основной_20_текст4"><text:span text:style-name="T69">∩</text:span></text:span><text:span text:style-name="Основной_20_текст4"><text:span text:style-name="T27">Р</text:span></text:span><text:span text:style-name="Основной_20_текст4"><text:span text:style-name="T83">2</text:span></text:span><text:span text:style-name="Основной_20_текст4"><text:span text:style-name="T27">, де події Р</text:span></text:span><text:span text:style-name="Основной_20_текст4"><text:span text:style-name="T83">1 </text:span></text:span><text:span text:style-name="Основной_20_текст4"><text:span text:style-name="T27">і Р</text:span></text:span><text:span text:style-name="Основной_20_текст4"><text:span text:style-name="T83">2</text:span></text:span><text:span text:style-name="Основной_20_текст4"><text:span text:style-name="T27"> задані регулярними виразами r</text:span></text:span><text:span text:style-name="Основной_20_текст4"><text:span text:style-name="T83">1</text:span></text:span><text:span text:style-name="Основной_20_текст4"><text:span text:style-name="T27"> і r</text:span></text:span><text:span text:style-name="Основной_20_текст4"><text:span text:style-name="T83">2</text:span></text:span><text:span text:style-name="Основной_20_текст4"><text:span text:style-name="T27"> відповідно.</text:span></text:span></text:p>
      <text:p text:style-name="P16"><text:span text:style-name="Основной_20_текст4"><text:span text:style-name="T6"/></text:span></text:p>
      <text:p text:style-name="P23"><text:span text:style-name="T105">9</text:span>. <text:span text:style-name="T101">Нехай подія P зображувана в скінченному автоматі A та </text:span><text:span text:style-name="T102">e</text:span><text:span text:style-name="T101">∉P 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T101">. Як побудувати новий скінченний автомат A′, що зображує подію P ∪ {</text:span><text:span text:style-name="T102">e</text:span><text:span text:style-name="T101">}?</text:span></text:p>
      <text:p text:style-name="P27"/>
      <text:p text:style-name="P7"><text:span text:style-name="T100">10</text:span><text:span text:style-name="T99">. Нехай для непорожньої події P виконується рівність P</text:span><text:span text:style-name="T97">2</text:span><text:span text:style-name="T99">=P. Довести, що:</text:span></text:p>
      <text:p text:style-name="P4"><text:span text:style-name="T73">(а) </text:span><text:span text:style-name="T76">e</text:span><text:span text:style-name="T73">∈P 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T73">; (б) P</text:span><text:span text:style-name="T96">*</text:span><text:span text:style-name="T73">=P.</text:span></text:p>
      <text:p text:style-name="P8"/>
      <text:p text:style-name="P23"><text:span text:style-name="T103">1</text:span><text:span text:style-name="T104">1</text:span><text:span text:style-name="T101">. </text:span><text:span text:style-name="Основной_20_текст4"><text:span text:style-name="T32">Нехай Р – нерегулярна подія, R – скінченна подія. Довести, що подія S – нерегулярна:</text:span></text:span></text:p>
      <text:p text:style-name="P23"><text:span text:style-name="Основной_20_текст4"><text:span text:style-name="T32">а) S=P</text:span></text:span><text:span text:style-name="Основной_20_текст4"><text:span text:style-name="T50">∪</text:span></text:span><text:span text:style-name="Основной_20_текст4"><text:span text:style-name="T32">R, б) S=P\R.</text:span></text:span></text:p>
      <text:p text:style-name="P16"><text:span text:style-name="Основной_20_текст4"><text:span text:style-name="T77"/></text:span></text:p>
      <text:p text:style-name="P47"><text:span text:style-name="Основной_20_текст4"><text:span text:style-name="T10">1</text:span></text:span><text:span text:style-name="Основной_20_текст4"><text:span text:style-name="T35">2</text:span></text:span><text:span text:style-name="Основной_20_текст4"><text:span text:style-name="T10">. </text:span></text:span><text:span text:style-name="Основной_20_текст4"><text:span text:style-name="T59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70">φ</text:span></text:span><text:span text:style-name="Основной_20_текст4"><text:span text:style-name="T88">A</text:span></text:span><text:span text:style-name="Основной_20_текст4"><text:span text:style-name="T59">(x</text:span></text:span><text:span text:style-name="Основной_20_текст4"><text:span text:style-name="T88">i1</text:span></text:span><text:span text:style-name="Основной_20_текст4"><text:span text:style-name="T59">x</text:span></text:span><text:span text:style-name="Основной_20_текст4"><text:span text:style-name="T88">i2</text:span></text:span><text:span text:style-name="Основной_20_текст4"><text:span text:style-name="T59"> ... x</text:span></text:span><text:span text:style-name="Основной_20_текст4"><text:span text:style-name="T88">ik</text:span></text:span><text:span text:style-name="Основной_20_текст4"><text:span text:style-name="T59">) = y</text:span></text:span><text:span text:style-name="Основной_20_текст4"><text:span text:style-name="T88">i1</text:span></text:span><text:span text:style-name="Основной_20_текст4"><text:span text:style-name="T59">y</text:span></text:span><text:span text:style-name="Основной_20_текст4"><text:span text:style-name="T88">i2</text:span></text:span><text:span text:style-name="Основной_20_текст4"><text:span text:style-name="T59"> ... y</text:span></text:span><text:span text:style-name="Основной_20_текст4"><text:span text:style-name="T88">ik</text:span></text:span><text:span text:style-name="Основной_20_текст4"><text:span text:style-name="T59">:</text:span></text:span></text:p>
      <text:p text:style-name="P48"><text:span text:style-name="Основной_20_текст4"><text:span text:style-name="T58">y</text:span></text:span><text:span text:style-name="Основной_20_текст4"><text:span text:style-name="T86">jk</text:span></text:span><text:span text:style-name="Основной_20_текст4"><text:span text:style-name="T58"> = 1, якщо в словi x</text:span></text:span><text:span text:style-name="Основной_20_текст4"><text:span text:style-name="T86">i1</text:span></text:span><text:span text:style-name="Основной_20_текст4"><text:span text:style-name="T58">x</text:span></text:span><text:span text:style-name="Основной_20_текст4"><text:span text:style-name="T86">i2</text:span></text:span><text:span text:style-name="Основной_20_текст4"><text:span text:style-name="T58"> ... x</text:span></text:span><text:span text:style-name="Основной_20_текст4"><text:span text:style-name="T86">ik</text:span></text:span><text:span text:style-name="Основной_20_текст4"><text:span text:style-name="T58"> одиниць менше, нiж нулiв, в противному разi y</text:span></text:span><text:span text:style-name="Основной_20_текст4"><text:span text:style-name="T86">jk</text:span></text:span><text:span text:style-name="Основной_20_текст4"><text:span text:style-name="T58"> = 0.</text:span></text:span></text:p>
      <text:p text:style-name="P47"><text:span text:style-name="Основной_20_текст4"><text:span text:style-name="T10"/></text:span></text:p>
      <text:p text:style-name="P18"><text:span text:style-name="Основной_20_текст4"><text:span text:style-name="T10">1</text:span></text:span><text:span text:style-name="Основной_20_текст4"><text:span text:style-name="T35">3</text:span></text:span><text:span text:style-name="Основной_20_текст4"><text:span text:style-name="T10">. </text:span></text:span><text:span text:style-name="Основной_20_текст4"><text:span text:style-name="T40">Навести приклад таких подій P і Q, що:</text:span></text:span></text:p>
      <text:p text:style-name="P18"><text:span text:style-name="Основной_20_текст4"><text:span text:style-name="T40">(а) P ⊂ Q, однак P* = Q*; (б) P* = Q*, однак P ⊄ Q (символ ⊄ позначає, що не виконується жодне зі співвідношень ⊃ , ⊇ , ⊂ , ⊆ , =).</text:span></text:span></text:p>
      <text:p text:style-name="P16"><text:span text:style-name="Основной_20_текст4"><text:span text:style-name="T10"/></text:span></text:p>
      <text:p text:style-name="P16"><text:span text:style-name="Основной_20_текст4"><text:span text:style-name="T23">1</text:span></text:span><text:span text:style-name="Основной_20_текст4"><text:span text:style-name="T35">4</text:span></text:span><text:span text:style-name="Основной_20_текст4"><text:span text:style-name="T23">. Назвіть критерії оцінки оптимальності (мінімальності) регулярних виразів. </text:span></text:span><text:span text:style-name="Основной_20_текст4"><text:span text:style-name="T24">Чи існує </text:span></text:span><text:span text:style-name="Основной_20_текст4"><text:span text:style-name="T23">в алгебрі регулярних подій </text:span></text:span><text:span text:style-name="Основной_20_текст4"><text:span text:style-name="T24">алгоритм пошуку </text:span></text:span><text:span text:style-name="Основной_20_текст4"><text:span text:style-name="T23">оптимально</text:span></text:span><text:span text:style-name="Основной_20_текст4"><text:span text:style-name="T24">го</text:span></text:span><text:span text:style-name="Основной_20_текст4"><text:span text:style-name="T23"> (мінімально</text:span></text:span><text:span text:style-name="Основной_20_текст4"><text:span text:style-name="T24">го</text:span></text:span><text:span text:style-name="Основной_20_текст4"><text:span text:style-name="T23">) регулярн</text:span></text:span><text:span text:style-name="Основной_20_текст4"><text:span text:style-name="T24">ого</text:span></text:span><text:span text:style-name="Основной_20_текст4"><text:span text:style-name="T23"> вираз</text:span></text:span><text:span text:style-name="Основной_20_текст4"><text:span text:style-name="T24">у, рівносильного </text:span></text:span><text:span text:style-name="Основной_20_текст4"><text:span text:style-name="T23">(еквівалентно</text:span></text:span><text:span text:style-name="Основной_20_текст4"><text:span text:style-name="T24">го</text:span></text:span><text:span text:style-name="Основной_20_текст4"><text:span text:style-name="T23">)</text:span></text:span><text:span text:style-name="Основной_20_текст4"><text:span text:style-name="T24"> даному? Відповідь обґрунтувати.</text:span></text:span></text:p>
      <text:p text:style-name="P24"><text:span text:style-name="Основной_20_текст4"><text:span text:style-name="T27"/></text:span></text:p>
      <text:p text:style-name="P24"><text:soft-page-break/><text:span text:style-name="Основной_20_текст4"><text:span text:style-name="T23">1</text:span></text:span><text:span text:style-name="Основной_20_текст4"><text:span text:style-name="T35">5</text:span></text:span><text:span text:style-name="Основной_20_текст4"><text:span text:style-name="T23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24"><text:span text:style-name="Основной_20_текст4"><text:span text:style-name="T10"/></text:span></text:p>
      <text:p text:style-name="P16"><text:span text:style-name="Основной_20_текст4"><text:span text:style-name="T55">1</text:span></text:span><text:span text:style-name="Основной_20_текст4"><text:span text:style-name="T56">6</text:span></text:span><text:span text:style-name="Основной_20_текст4"><text:span text:style-name="T55">. Довести л</text:span></text:span><text:span text:style-name="Основной_20_текст4"><text:span text:style-name="T57">ем</text:span></text:span><text:span text:style-name="Основной_20_текст4"><text:span text:style-name="T55">у</text:span></text:span><text:span text:style-name="Основной_20_текст4"><text:span text:style-name="T57"> “про накачку”: </text:span></text:span><text:span text:style-name="Основной_20_текст4"><text:span text:style-name="T55">д</text:span></text:span><text:span text:style-name="Основной_20_текст4"><text:span text:style-name="T57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4">w</text:span></text:span><text:span text:style-name="Основной_20_текст_20__28_3_29__20__2b__20_Интервал_20_1_20_pt"><text:span text:style-name="T49">∈</text:span></text:span><text:span text:style-name="Основной_20_текст4"><text:span text:style-name="T10">Р можна записати у вигляді <text:s/></text:span></text:span><text:span text:style-name="Основной_20_текст_20__28_3_29__20__2b__20_Интервал_20_1_20_pt"><text:span text:style-name="T54">w=р</text:span></text:span><text:span text:style-name="Основной_20_текст_20__28_3_29__20__2b__20_Интервал_20_1_20_pt"><text:span text:style-name="T84">1</text:span></text:span><text:span text:style-name="Основной_20_текст_20__28_3_29__20__2b__20_Интервал_20_1_20_pt"><text:span text:style-name="T54">рр</text:span></text:span><text:span text:style-name="Основной_20_текст_20__28_3_29__20__2b__20_Интервал_20_1_20_pt"><text:span text:style-name="T84">2</text:span></text:span><text:span text:style-name="Основной_20_текст_20__28_3_29__20__2b__20_Интервал_20_1_20_pt"><text:span text:style-name="T44">, </text:span></text:span><text:span text:style-name="Основной_20_текст_20__28_3_29__20__2b__20_Интервал_20_1_20_pt"><text:span text:style-name="T45">де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49">≠</text:span></text:span><text:span text:style-name="Основной_20_текст_20__28_3_29__20__2b__20_Интервал_20_1_20_pt"><text:span text:style-name="T53">е</text:span></text:span><text:span text:style-name="Основной_20_текст_20__28_3_29__20__2b__20_Интервал_20_1_20_pt"><text:span text:style-name="T52"> </text:span>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Основной_20_текст_20__28_3_29__20__2b__20_Интервал_20_1_20_pt"><text:span text:style-name="T44">, так, що для всіх k = 0, 1, 2, ... виконуватиметься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84">1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95">k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84">2</text:span></text:span><text:span text:style-name="Основной_20_текст_20__28_3_29__20__2b__20_Интервал_20_1_20_pt"><text:span text:style-name="T49">∈</text:span></text:span><text:span text:style-name="Основной_20_текст4"><text:span text:style-name="T10">Р.</text:span></text:span></text:p>
      <text:p text:style-name="P16"><text:span text:style-name="Основной_20_текст4"><text:span text:style-name="T1"/></text:span></text:p>
      <text:p text:style-name="P17"><text:span text:style-name="Основной_20_текст4"><text:span text:style-name="T34">1</text:span></text:span><text:span text:style-name="Основной_20_текст4"><text:span text:style-name="T37">7</text:span></text:span><text:span text:style-name="Основной_20_текст4"><text:span text:style-name="T34">. </text:span></text:span><text:span text:style-name="Основной_20_текст4"><text:span text:style-name="T36">Навести приклад події, яка нерегулярна і (одночасно) задовольняє умову “леми про накачку”.</text:span></text:span></text:p>
      <text:p text:style-name="P17"><text:span text:style-name="Основной_20_текст4"><text:span text:style-name="T36"/></text:span></text:p>
      <text:p text:style-name="P25"><text:span text:style-name="Основной_20_текст4"><text:span text:style-name="T61">1</text:span></text:span><text:span text:style-name="Основной_20_текст4"><text:span text:style-name="T63">8</text:span></text:span><text:span text:style-name="Основной_20_текст4"><text:span text:style-name="T62">. </text:span></text:span><text:span text:style-name="Основной_20_текст4"><text:span text:style-name="T59">Побудувати приклад двох невiдрiзнюваних автоматiв, якi не є iзоморфними.</text:span></text:span></text:p>
      <text:p text:style-name="P30"><text:span text:style-name="Основной_20_текст4"><text:span text:style-name="T39"/></text:span></text:p>
      <text:p text:style-name="P19"><text:span text:style-name="Основной_20_текст4"><text:span text:style-name="T42">19</text:span></text:span><text:span text:style-name="Основной_20_текст4"><text:span text:style-name="T40">. </text:span></text:span><text:span text:style-name="Основной_20_текст4"><text:span text:style-name="T107">Нехай</text:span></text:span><text:span text:style-name="Основной_20_текст4"><text:span text:style-name="T40"> вхідний алфавіт X = {0, 1}. </text:span></text:span><text:span text:style-name="Основной_20_текст4"><text:span text:style-name="T41">Н</text:span></text:span><text:span text:style-name="Основной_20_текст4"><text:span text:style-name="T40">авести автомат, який допускає </text:span></text:span><text:span text:style-name="T74">ланцюжки, де між входженнями "</text:span><text:span text:style-name="T75">0</text:span><text:span text:style-name="T74">" парна кількість "</text:span><text:span text:style-name="T75">1</text:span><text:span text:style-name="T74">".</text:span></text:p>
      <text:p text:style-name="P26"/>
      <text:p text:style-name="P9"><text:span text:style-name="T108">2</text:span><text:span text:style-name="T109">0</text:span>. Побудувати скінчений автомат, що розпізнає парні числа, які записані у двійковій формі та зчитуються зліва направо.</text:p>
      <text:p text:style-name="P9"/>
      <text:p text:style-name="P37"><text:span text:style-name="T108">2</text:span><text:span text:style-name="T109">1</text:span>. Побудувати скінчений автомат, здатний розпізнавати десяткові числа, що записані у формі з плаваючою крапкою (±dd*.d*E±dd, де d∈{0, 1, 2, ..., 9}).</text:p>
      <text:p text:style-name="P37"/>
      <text:p text:style-name="P20"><text:span text:style-name="Основной_20_текст4"><text:span text:style-name="T59">2</text:span></text:span><text:span text:style-name="Основной_20_текст4"><text:span text:style-name="T63">2</text:span></text:span><text:span text:style-name="Основной_20_текст4"><text:span text:style-name="T60">. </text:span></text:span><text:span text:style-name="Основной_20_текст4"><text:span text:style-name="T59">Довести </text:span></text:span><text:span text:style-name="Основной_20_текст4"><text:span text:style-name="T107">тотожність</text:span></text:span><text:span text:style-name="Основной_20_текст4"><text:span text:style-name="T59"> для регулярних виразів:</text:span></text:span></text:p>
      <text:p text:style-name="P29"><text:span text:style-name="Основной_20_текст4"><text:span text:style-name="T58">(a* ∪ b)* = (a ∪ b)*.</text:span></text:span></text:p>
      <text:p text:style-name="P29"><text:span text:style-name="Основной_20_текст4"><text:span text:style-name="T58"/></text:span></text:p>
      <text:p text:style-name="P21"><text:span text:style-name="Основной_20_текст4"><text:span text:style-name="T42">23</text:span></text:span><text:span text:style-name="Основной_20_текст4"><text:span text:style-name="T12">. </text:span></text:span><text:span text:style-name="Основной_20_текст4"><text:span text:style-name="T10">Нехай </text:span></text:span><text:span text:style-name="Основной_20_текст4"><text:span text:style-name="T51">х</text:span></text:span><text:span text:style-name="Основной_20_текст4"><text:span text:style-name="T94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51">х</text:span></text:span><text:span text:style-name="Основной_20_текст4"><text:span text:style-name="T10">. Скориставшись лемою “про накачку” </text:span></text:span><text:span text:style-name="Основной_20_текст4"><text:span text:style-name="T12">(див. задачу №1</text:span></text:span><text:span text:style-name="Основной_20_текст4"><text:span text:style-name="T38">6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21"><text:span text:style-name="Основной_20_текст4"><text:span text:style-name="T10">Р={</text:span></text:span><text:span text:style-name="Основной_20_текст4"><text:span text:style-name="T51">a</text:span></text:span><text:span text:style-name="Основной_20_текст4"><text:span text:style-name="T94">k</text:span></text:span><text:span text:style-name="Основной_20_текст4"><text:span text:style-name="T10">| </text:span></text:span><text:span text:style-name="Основной_20_текст_20__28_3_29__20__2b__20_Интервал_20_1_20_pt"><text:span text:style-name="T44">k </text:span></text:span><text:span text:style-name="Основной_20_текст4"><text:span text:style-name="T10">–</text:span></text:span><text:span text:style-name="Основной_20_текст_20__28_3_29__20__2b__20_Интервал_20_1_20_pt"><text:span text:style-name="T46"> </text:span></text:span><text:span text:style-name="Основной_20_текст_20__28_3_29__20__2b__20_Интервал_20_1_20_pt"><text:span text:style-name="T47">просте число</text:span></text:span><text:span text:style-name="Основной_20_текст4"><text:span text:style-name="T10">} не регулярна.</text:span></text:span></text:p>
      <text:p text:style-name="P21"><text:span text:style-name="Основной_20_текст4"><text:span text:style-name="T10"/></text:span></text:p>
      <text:p text:style-name="P31"><text:span text:style-name="Основной_20_текст4"><text:span text:style-name="T42">24</text:span></text:span><text:span text:style-name="Основной_20_текст4"><text:span text:style-name="T39">. Написати регулярний вираз у алфавіті X = {0, 1}, який задає подію, що складається зі всіх слів таких і тільки таких, у яких третім символом від кінця є 1.</text:span></text:span></text:p>
      <text:p text:style-name="P26"/>
      <text:p text:style-name="P10"><text:span text:style-name="Основной_20_текст4"><text:span text:style-name="T40"/></text:span></text:p>
      <text:p text:style-name="P28"><text:span text:style-name="Основной_20_текст4"><text:span text:style-name="T40"/></text:span></text:p>
      <text:p text:style-name="P28"><text:span text:style-name="Основной_20_текст4"><text:span text:style-name="T4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2:04:44.662879748</meta:creation-date>
    <dc:date>2022-05-30T06:13:48.020985880</dc:date>
    <meta:editing-duration>PT3H46M6S</meta:editing-duration>
    <meta:editing-cycles>20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73" meta:character-count="5096" meta:non-whitespace-character-count="4383"/>
  </office:meta>
</office:document-meta>
</file>